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6efc" draw:fill-color="#006ef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860d" draw:fill-color="#ff860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svg:stroke-color="#006ef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6efc" draw:fill-color="#006efc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68cm" fo:min-width="0cm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068cm" fo:min-width="0cm"/>
    </style:style>
    <style:style style:name="gr14" style:family="graphic" style:parent-style-name="standard">
      <style:graphic-properties svg:stroke-color="#ff860d" draw:fill-color="#ff860d" draw:textarea-horizontal-align="justify" draw:textarea-vertical-align="middle" draw:auto-grow-height="false" fo:min-height="0.068cm" fo:min-width="0cm"/>
    </style:style>
    <style:style style:name="gr15" style:family="graphic" style:parent-style-name="objectwithoutfill">
      <style:graphic-properties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Long_20_Dash" svg:stroke-width="0.035cm" svg:stroke-color="#ff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006efc"/>
      <style:paragraph-properties fo:text-align="center"/>
    </style:style>
    <style:style style:name="P6" style:family="paragraph">
      <loext:graphic-properties draw:fill-color="#ff860d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27cm" svg:y1="17.27cm" svg:x2="23.417cm" svg:y2="17.27cm">
          <text:p/>
        </draw:line>
        <draw:line draw:style-name="gr1" draw:text-style-name="P1" draw:layer="layout" svg:x1="1.818cm" svg:y1="17.588cm" svg:x2="13.585cm" svg:y2="11.237cm">
          <text:p/>
        </draw:line>
        <draw:line draw:style-name="gr1" draw:text-style-name="P1" draw:layer="layout" svg:x1="17.41cm" svg:y1="17.598cm" svg:x2="29.177cm" svg:y2="11.247cm">
          <text:p/>
        </draw:line>
        <draw:line draw:style-name="gr1" draw:text-style-name="P1" draw:layer="layout" svg:x1="17.961cm" svg:y1="17.699cm" svg:x2="17.962cm" svg:y2="4.327cm">
          <text:p/>
        </draw:line>
        <draw:line draw:style-name="gr1" draw:text-style-name="P1" draw:layer="layout" svg:x1="2.363cm" svg:y1="17.708cm" svg:x2="2.364cm" svg:y2="4.336cm">
          <text:p/>
        </draw:line>
        <draw:g>
          <svg:title>TexMaths</svg:title>
          <svg:desc>14§latex§\begin{eqnarray*}
y &amp;=&amp; \mathcal{S}\mathcal{K}_{\tau}f_k(x_0) \\
&amp;=&amp; f_{k+1}(x_0)
\end{eqnarray*}§svg§600§FALSE§</svg:desc>
          <draw:g>
            <draw:path draw:style-name="gr2" draw:text-style-name="P2" draw:layer="layout" svg:width="3.847cm" svg:height="1.177cm" svg:x="1.663cm" svg:y="2.619cm" svg:viewBox="0 0 3848 1178" svg:d="M0 0c1283 0 2565 0 3848 0 0 393 0 785 0 1178-1283 0-2565 0-3848 0 0-393 0-785 0-1178z">
              <text:p/>
            </draw:path>
            <draw:path draw:style-name="gr3" draw:text-style-name="P3" draw:layer="layout" svg:width="0.226cm" svg:height="0.316cm" svg:x="1.652cm" svg:y="2.745cm" svg:viewBox="0 0 227 317" svg:d="M225 31c2-7 2-9 2-11 0-10-7-14-14-14-6 0-13 2-17 9-1 3-6 19-7 27-4 14-7 27-10 39-7 30-15 60-22 90-2 7-24 42-56 42-25 0-31-23-31-41 0-22 8-53 25-96 9-20 10-26 10-35 0-23-15-41-39-41-48 0-66 71-66 76s4 3 6 5c5 0 5-1 8-10 14-46 34-60 50-60 3 0 12 0 12 16 0 12-5 25-9 35-19 51-28 79-28 102 0 44 31 58 60 58 20 0 35-8 49-22-5 27-11 50-32 77-12 15-31 31-53 31-7 0-29-2-38-21 9 0 14 0 21-6 6-4 10-11 10-21 0-15-13-17-18-17-11 0-27 9-27 33 0 23 21 41 52 41 50 0 101-44 115-99 16-62 31-125 47-187z">
              <text:p/>
            </draw:path>
            <draw:path draw:style-name="gr3" draw:text-style-name="P3" draw:layer="layout" svg:width="0.327cm" svg:height="0.114cm" svg:x="2.416cm" svg:y="2.783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307cm" svg:height="0.356cm" svg:x="3.271cm" svg:y="2.616cm" svg:viewBox="0 0 308 357" svg:d="M48 238c7-2 23-13 23-20 0-3-2-3-5-3-17 0-66 21-66 70 0 35 41 72 101 72 80 0 172-56 172-122 0-48-49-70-88-87-35-17-58-36-58-64 0-11 5-29 20-43 15-13 42-14 49-14 6 0 27 0 48 9 9 5 22 12 22 33 0 7-1 8-3 14 0 1 0 4 0 5 0 3 3 3 4 3 7 0 19-4 28-13 7-5 13-11 13-30 0-24-14-31-27-37-23-11-46-11-53-11-64 0-143 49-143 105 0 40 44 61 68 71 33 16 78 38 78 80 0 32-24 74-98 74-50 0-91-32-91-66 0-9 3-18 6-26z">
              <text:p/>
            </draw:path>
            <draw:path draw:style-name="gr3" draw:text-style-name="P3" draw:layer="layout" svg:width="0.345cm" svg:height="0.356cm" svg:x="3.613cm" svg:y="2.616cm" svg:viewBox="0 0 346 357" svg:d="M81 32c-5 108-50 238-80 313-1 7-1 7-1 9 0 3 3 3 4 3 9 0 27-10 35-19 3-4 66-165 81-289 2-20 3-39 3-42 0-6 0-7-5-7-6 0-20 7-30 13-22 11-42 19-42 29 0 3 4 3 6 3 4 0 5 0 29-13zM343 284c0-1 0-4-7-4-1 0-7 0-14 5-6 5-7 6-10 13-12 38-61 38-63 38-47 0-116-154-116-199 0-7 1-13 18-31 37-35 123-85 147-85 10 0 18 8 18 21 0 3-1 6-1 7 0 3 1 6 6 6 1 0 25-2 25-26 0-16-11-29-30-29-33 0-100 39-140 67-21 14-72 52-72 83 0 42 49 148 85 184 17 17 27 23 42 23 38 0 78-20 97-44 12-15 15-28 15-29z">
              <text:p/>
            </draw:path>
            <draw:path draw:style-name="gr3" draw:text-style-name="P3" draw:layer="layout" svg:width="0.184cm" svg:height="0.151cm" svg:x="3.988cm" svg:y="2.888cm" svg:viewBox="0 0 185 152" svg:d="M102 24c22 0 43 0 65 0 4 0 18 0 18-14 0-10-9-10-16-10-36 0-71 0-107 0-10 0-21 1-40 17-9 10-22 28-22 31 0 4 4 4 6 4 4 0 4-2 7-4 16-24 37-24 46-24 10 0 20 0 31 0-12 37-24 73-35 110-2 4-2 6-2 7 0 10 9 11 11 11 13 0 16-12 17-16 7-38 14-75 21-112z">
              <text:p/>
            </draw:path>
            <draw:path draw:style-name="gr3" draw:text-style-name="P3" draw:layer="layout" svg:width="0.244cm" svg:height="0.445cm" svg:x="4.244cm" svg:y="2.616cm" svg:viewBox="0 0 245 446" svg:d="M154 150c14 0 29 0 43 0 10 0 14 0 14-10 0-6-4-6-12-6-14 0-28 0-42 0 3-18 7-37 11-56 1-9 8-44 11-51 4-9 13-16 24-16 1 0 14 0 24 9-21 1-27 19-27 26 0 11 9 17 18 17 13 0 27-11 27-29 0-23-22-34-42-34-17 0-48 8-63 57-3 10-4 16-15 77-12 0-24 0-35 0-9 0-14 0-14 10 0 6 4 6 14 6s21 0 32 0c-13 64-25 129-38 194-8 48-17 92-42 92-1 0-14 0-24-9 23-2 27-19 27-27 0-11-9-17-18-17-13 0-27 11-27 30 0 22 21 33 42 33 27 0 46-28 56-47 15-31 27-90 27-94 9-52 19-104 29-155z">
              <text:p/>
            </draw:path>
            <draw:path draw:style-name="gr3" draw:text-style-name="P3" draw:layer="layout" svg:width="0.168cm" svg:height="0.242cm" svg:x="4.485cm" svg:y="2.797cm" svg:viewBox="0 0 169 243" svg:d="M81 11c2-1 1-4 2-5 0-2-2-6-6-6-6 0-35 3-43 4-3 0-7 0-7 9 0 4 4 4 8 4 17 0 17 3 17 5s-2 5-2 7c-16 65-32 130-49 195-1 7-1 7-1 8 0 4 4 11 11 11 10 0 14-7 17-15 0-1 15-62 17-66 24 2 43 10 43 28 0 2 0 3 0 7-1 4-1 7-1 10 0 25 19 36 36 36 34 0 29-35 44-53 0-4-5-4-6-4-4 0-6 1-7 8-4 14-14 40-31 40-8 0-11-9-11-19 0-5 0-7 1-15 2-1 3-7 3-11 0-31-42-35-56-37 10-5 23-16 28-22 18-17 35-32 55-32 4 0 8 0 11 4-15 1-18 14-18 20 0 7 5 12 14 12 10 0 19-8 19-22 0-11-8-24-26-24-20 0-38 14-55 29-15 14-26 26-40 31 11-45 22-91 33-137z">
              <text:p/>
            </draw:path>
            <draw:path draw:style-name="gr3" draw:text-style-name="P3" draw:layer="layout" svg:width="0.114cm" svg:height="0.49cm" svg:x="4.749cm" svg:y="2.594cm" svg:viewBox="0 0 115 491" svg:d="M115 487c0-2 0-3-9-11-61-62-77-156-77-230 0-87 19-172 79-233 7-6 7-6 7-7 0-5-3-6-6-6-4 0-49 34-78 95-25 55-31 109-31 151 0 38 6 97 32 153 30 60 73 92 77 92 3 0 6-1 6-4z">
              <text:p/>
            </draw:path>
            <draw:path draw:style-name="gr3" draw:text-style-name="P3" draw:layer="layout" svg:width="0.244cm" svg:height="0.221cm" svg:x="4.906cm" svg:y="2.745cm" svg:viewBox="0 0 245 222" svg:d="M150 69c3-13 15-58 49-58 3 0 14 0 25 6-14 3-24 15-24 26 0 9 6 19 18 19s27-10 27-30c0-25-29-32-46-32-28 0-45 27-51 38-12-32-39-38-53-38-52 0-80 63-80 76 0 5 4 3 6 5 4 0 6-1 7-5 17-52 49-65 66-65 10 0 26 4 26 32 0 16-8 49-26 118-9 31-25 52-46 52-5 0-16 0-26-7 13-3 24-13 24-27 0-13-11-17-18-17-15 0-28 13-28 28 0 23 25 32 46 32 32 0 51-33 52-36 6 18 24 36 53 36 51 0 79-63 79-75 0-4-5-4-6-4-4 0-6 1-7 5-15 52-49 65-64 65-20 0-28-17-28-34 0-10 4-21 8-43 6-23 11-45 17-67z">
              <text:p/>
            </draw:path>
            <draw:path draw:style-name="gr3" draw:text-style-name="P3" draw:layer="layout" svg:width="0.159cm" svg:height="0.234cm" svg:x="5.192cm" svg:y="2.808cm" svg:viewBox="0 0 160 235" svg:d="M160 119c0-38-5-66-21-90-10-15-33-29-59-29-80 0-80 94-80 119 0 24 0 116 80 116s80-92 80-116zM80 225c-17 0-38-10-45-38-4-19-4-47-4-74 0-23 0-50 5-70 7-26 30-33 44-33 18 0 36 11 42 31 5 18 5 43 5 72 0 27 0 52-4 73-7 32-29 39-43 39z">
              <text:p/>
            </draw:path>
            <draw:path draw:style-name="gr3" draw:text-style-name="P3" draw:layer="layout" svg:width="0.114cm" svg:height="0.49cm" svg:x="5.421cm" svg:y="2.594cm" svg:viewBox="0 0 115 491" svg:d="M115 246c0-39-6-98-32-154-30-60-72-92-77-92-3 0-6 1-6 6 0 1 0 1 10 11 49 47 77 126 77 229 0 84-18 169-80 232-7 6-7 7-7 9 0 3 3 4 6 4 5 0 49-34 78-95 25-55 31-109 31-150z">
              <text:p/>
            </draw:path>
            <draw:path draw:style-name="gr3" draw:text-style-name="P3" draw:layer="layout" svg:width="0.327cm" svg:height="0.114cm" svg:x="2.416cm" svg:y="3.518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244cm" svg:height="0.445cm" svg:x="3.29cm" svg:y="3.353cm" svg:viewBox="0 0 245 446" svg:d="M154 150c14 0 28 0 42 0 10 0 15 0 15-10 0-6-5-6-14-6-13 0-27 0-40 0 3-18 6-37 10-56 2-11 9-46 12-51 4-9 13-17 23-17 2 0 15 0 25 10-23 1-27 18-27 26 0 11 9 17 18 17 13 0 27-11 27-29 0-23-22-34-43-34-17 0-48 8-62 57-3 10-4 16-17 77-11 0-22 0-33 0-10 0-16 0-16 10 0 6 6 6 14 6 11 0 22 0 32 0-12 64-24 128-36 193-8 49-17 92-43 92-2 0-14 0-23-8 23-2 27-20 27-27 0-11-9-17-18-17-13 0-27 11-27 30 0 22 21 33 41 33 28 0 47-29 56-47 15-31 26-90 28-94 9-52 19-104 29-155z">
              <text:p/>
            </draw:path>
            <draw:path draw:style-name="gr3" draw:text-style-name="P3" draw:layer="layout" svg:width="0.168cm" svg:height="0.241cm" svg:x="3.529cm" svg:y="3.534cm" svg:viewBox="0 0 169 242" svg:d="M83 11c0-1 1-4 1-5 0-3-1-6-6-6-7 0-35 3-43 4-3 0-8 0-8 7 0 6 5 6 9 6 16 0 16 3 16 5s0 5-2 7c-15 65-31 130-47 195-3 5-2 4-3 7 0 5 4 11 13 11 8 0 14-7 15-14 1-1 15-62 17-67 25 3 45 11 45 28 0 3 0 4-2 7-1 5-1 7-1 11 0 24 19 35 36 35 34 0 29-35 44-52 0-4-3-3-5-4-5 0-5 1-7 7-4 15-14 39-30 39-10 0-13-8-13-17 0-7 0-7 3-15 0-1 1-7 1-11 0-31-40-35-56-37 10-5 23-18 30-22 16-17 33-33 53-33 4 0 8 1 11 5-14 1-17 14-17 18 0 9 6 13 13 13 10 0 19-7 19-21 0-11-7-25-25-25-21 0-38 15-56 30-14 14-25 26-39 31 11-45 22-91 34-137z">
              <text:p/>
            </draw:path>
            <draw:path draw:style-name="gr3" draw:text-style-name="P3" draw:layer="layout" svg:width="0.252cm" svg:height="0.252cm" svg:x="3.746cm" svg:y="3.56cm" svg:viewBox="0 0 253 253" svg:d="M134 134c35 0 70 0 105 0 6 0 14 0 14-8 0-9-8-9-14-9-35 0-70 0-105 0 0-34 0-69 0-104 0-5 0-13-8-13s-8 7-8 13c0 35 0 70 0 104-35 0-70 0-105 0-6 0-13 0-13 9 0 8 7 8 13 8 35 0 70 0 105 0 0 36 0 71 0 107 0 4 0 12 8 12s8-8 8-12c0-36 0-71 0-107z">
              <text:p/>
            </draw:path>
            <draw:path draw:style-name="gr3" draw:text-style-name="P3" draw:layer="layout" svg:width="0.124cm" svg:height="0.227cm" svg:x="4.061cm" svg:y="3.545cm" svg:viewBox="0 0 125 228" svg:d="M77 10c0-10 0-10-10-10-22 21-53 21-67 21 0 4 0 8 0 13 8 0 31 0 49-10 0 59 0 117 0 176 0 11 0 15-34 15-4 0-8 0-12 0 0 5 0 9 0 13 5 0 47-1 60-1 11 0 55 1 62 1 0-4 0-8 0-13-5 0-9 0-13 0-35 0-35-4-35-15 0-63 0-127 0-190z">
              <text:p/>
            </draw:path>
            <draw:path draw:style-name="gr3" draw:text-style-name="P3" draw:layer="layout" svg:width="0.114cm" svg:height="0.49cm" svg:x="4.292cm" svg:y="3.331cm" svg:viewBox="0 0 115 491" svg:d="M115 485c0-1 0-1-9-9-61-62-77-156-77-231 0-86 19-171 79-232 7-6 7-7 7-9 0-3-2-4-6-4s-49 34-77 95c-25 55-32 109-32 150 0 39 6 98 34 154 29 60 71 92 75 92s6-1 6-6z">
              <text:p/>
            </draw:path>
            <draw:path draw:style-name="gr3" draw:text-style-name="P3" draw:layer="layout" svg:width="0.244cm" svg:height="0.221cm" svg:x="4.448cm" svg:y="3.482cm" svg:viewBox="0 0 245 222" svg:d="M151 69c3-13 14-58 48-58 3 0 15 0 25 6-14 3-24 15-24 26 0 9 6 19 20 19 10 0 25-10 25-30 0-25-28-32-45-32-29 0-46 27-52 38-12-34-39-38-53-38-52 0-80 63-80 76 0 5 6 5 7 5 3 0 5-1 6-5 17-54 49-65 66-65 10 0 26 4 26 32 0 16-8 49-26 118-7 31-25 50-46 50-3 0-14 0-26-5 13-3 24-13 24-27s-11-17-18-17c-15 0-28 13-28 28 0 23 25 32 48 32 32 0 49-35 50-37 7 18 24 37 53 37 52 0 80-63 80-75 0-6-6-6-7-6-4 0-4 3-6 6-16 53-50 64-65 64-20 0-27-15-27-32 0-11 3-21 8-43 6-23 12-45 17-67z">
              <text:p/>
            </draw:path>
            <draw:path draw:style-name="gr3" draw:text-style-name="P3" draw:layer="layout" svg:width="0.159cm" svg:height="0.234cm" svg:x="4.734cm" svg:y="3.545cm" svg:viewBox="0 0 160 235" svg:d="M160 117c0-37-5-64-20-88-11-16-32-29-60-29-80 0-80 93-80 117 0 25 0 118 80 118s80-92 80-118zM80 225c-16 0-37-10-44-38-5-19-5-49-5-74s0-50 5-70c7-26 30-33 44-33 18 0 36 11 42 31 5 18 7 43 7 72 0 25 0 52-6 73-5 32-29 39-43 39z">
              <text:p/>
            </draw:path>
            <draw:path draw:style-name="gr3" draw:text-style-name="P3" draw:layer="layout" svg:width="0.112cm" svg:height="0.49cm" svg:x="4.965cm" svg:y="3.331cm" svg:viewBox="0 0 113 491" svg:d="M113 245c0-38-5-97-32-153-29-60-71-92-77-92-3 0-4 1-4 4 0 2 0 3 8 11 49 49 77 128 77 230 0 84-18 170-79 233-6 6-6 6-6 7 0 5 1 6 4 6 6 0 49-34 79-95 25-55 30-109 30-151z">
              <text:p/>
            </draw:path>
          </draw:g>
        </draw:g>
        <draw:g>
          <svg:title>TexMaths</svg:title>
          <svg:desc>14§display§x_0§svg§600§FALSE§</svg:desc>
          <draw:g>
            <draw:path draw:style-name="gr2" draw:text-style-name="P2" draw:layer="layout" svg:width="0.405cm" svg:height="0.244cm" svg:x="12.535cm" svg:y="10.835cm" svg:viewBox="0 0 406 245" svg:d="M204 245c-68 0-136 0-204 0 0-82 0-163 0-245 135 0 271 0 406 0 0 82 0 163 0 245-68 0-135 0-202 0z">
              <text:p/>
            </draw:path>
            <draw:path draw:style-name="gr3" draw:text-style-name="P3" draw:layer="layout" svg:width="0.243cm" svg:height="0.219cm" svg:x="12.524cm" svg:y="10.81cm" svg:viewBox="0 0 244 220" svg:d="M149 68c3-12 14-57 49-57 3 0 14 0 24 6-13 2-23 15-23 26 0 9 5 17 19 17 11 0 26-8 26-28 0-25-29-32-46-32-28 0-45 26-52 38-11-32-37-38-51-38-52 0-80 63-80 75 0 4 4 3 6 4 4 0 6 0 7-4 17-51 49-64 65-64 10 0 27 4 27 32 0 15-8 47-27 116-8 30-25 51-46 51-2 0-15 0-25-7 13-3 24-12 24-26 0-13-11-17-18-17-15 0-28 13-28 28 0 22 25 32 46 32 32 0 50-33 52-36 5 18 23 36 53 36 50 0 78-63 78-74 0-5-4-5-6-5-4 0-5 2-7 5-15 52-49 64-64 64-19 0-28-15-28-32 0-11 3-22 9-43 5-22 11-45 16-67z">
              <text:p/>
            </draw:path>
            <draw:path draw:style-name="gr3" draw:text-style-name="P3" draw:layer="layout" svg:width="0.158cm" svg:height="0.232cm" svg:x="12.807cm" svg:y="10.873cm" svg:viewBox="0 0 159 233" svg:d="M159 117c0-38-4-64-21-88-10-16-31-29-58-29-80 0-80 92-80 117s0 116 80 116c79 0 79-91 79-116zM80 223c-16 0-37-10-44-38-5-19-5-47-5-72s0-52 5-70c7-26 30-35 44-35 18 0 36 13 41 32 6 18 7 42 7 73 0 25 0 50-5 71-7 32-30 39-43 39z">
              <text:p/>
            </draw:path>
          </draw:g>
        </draw:g>
        <draw:g>
          <svg:title>TexMaths</svg:title>
          <svg:desc>14§display§x_\tau§svg§600§FALSE§</svg:desc>
          <draw:g>
            <draw:path draw:style-name="gr2" draw:text-style-name="P2" draw:layer="layout" svg:width="0.429cm" svg:height="0.242cm" svg:x="28.435cm" svg:y="10.837cm" svg:viewBox="0 0 430 243" svg:d="M215 243c-72 0-143 0-215 0 0-81 0-162 0-243 143 0 287 0 430 0 0 81 0 162 0 243-72 0-143 0-215 0z">
              <text:p/>
            </draw:path>
            <draw:path draw:style-name="gr3" draw:text-style-name="P3" draw:layer="layout" svg:width="0.243cm" svg:height="0.22cm" svg:x="28.424cm" svg:y="10.812cm" svg:viewBox="0 0 244 221" svg:d="M149 68c5-12 16-57 49-57 3 0 14 0 25 6-14 3-23 15-23 26 0 9 5 17 18 17 11 0 26-8 26-28 0-25-29-32-44-32-30 0-46 27-52 38-13-32-39-38-53-38-52 0-80 63-80 75 0 5 4 3 6 5 4 0 6 0 7-5 17-51 49-64 66-64 9 0 26 4 26 32 0 16-8 48-26 116-9 31-26 52-47 52-2 0-14 0-25-7 13-3 24-13 24-27 0-12-11-16-18-16-15 0-28 12-28 27 0 23 25 33 46 33 34 0 50-34 52-37 5 18 23 37 53 37 50 0 78-63 78-74 0-6-4-6-6-6-4 0-5 1-5 6-17 51-51 64-66 64-19 0-26-16-26-32 0-11 2-23 8-44 5-22 10-44 15-67z">
              <text:p/>
            </draw:path>
            <draw:path draw:style-name="gr3" draw:text-style-name="P3" draw:layer="layout" svg:width="0.183cm" svg:height="0.15cm" svg:x="28.706cm" svg:y="10.954cm" svg:viewBox="0 0 184 151" svg:d="M102 22c21 0 43 0 64 0 3 0 18 0 18-14 0-8-10-8-15-8-36 0-72 0-108 0-9 0-21 0-39 17-9 8-22 26-22 29 0 4 4 4 6 4 4 0 4-1 5-4 18-24 39-24 48-24s19 0 29 0c-11 37-22 73-34 109-1 6-1 7-1 9 0 9 8 11 11 11 13 0 16-13 17-17 7-37 14-74 21-112z">
              <text:p/>
            </draw:path>
          </draw:g>
        </draw:g>
        <draw:g>
          <svg:title>TexMaths</svg:title>
          <svg:desc>14§display§\mathrm{time}§svg§600§FALSE§</svg:desc>
          <draw:g>
            <draw:path draw:style-name="gr2" draw:text-style-name="P2" draw:layer="layout" svg:width="0.888cm" svg:height="0.281cm" svg:x="9.339cm" svg:y="17.638cm" svg:viewBox="0 0 889 282" svg:d="M0 0c296 0 593 0 889 0 0 94 0 188 0 282-296 0-593 0-889 0 0-94 0-188 0-282z">
              <text:p/>
            </draw:path>
            <draw:path draw:style-name="gr3" draw:text-style-name="P3" draw:layer="layout" svg:width="0.153cm" svg:height="0.305cm" svg:x="9.324cm" svg:y="17.64cm" svg:viewBox="0 0 154 306" svg:d="M76 105c23 0 46 0 69 0 0-5 0-11 0-16-23 0-46 0-69 0 0-29 0-59 0-89-5 0-9 0-13 0 0 40-15 92-63 93 0 4 0 8 0 12 14 0 27 0 41 0 0 45 0 90 0 135 0 60 46 66 64 66 35 0 49-35 49-66 0-9 0-19 0-28-4 0-9 0-13 0 0 9 0 18 0 27 0 36-15 54-33 54-32 0-32-45-32-53 0-45 0-90 0-135z">
              <text:p/>
            </draw:path>
            <draw:path draw:style-name="gr3" draw:text-style-name="P3" draw:layer="layout" svg:width="0.104cm" svg:height="0.325cm" svg:x="9.521cm" svg:y="17.613cm" svg:viewBox="0 0 105 326" svg:d="M71 110c-23 2-46 4-70 6 0 5 0 10 0 15 33 0 37 3 37 27 0 44 0 88 0 132 0 21-4 21-38 21 0 5 0 10 0 15 15 0 42-1 55-1 16 0 33 1 50 1 0-5 0-10 0-15-32 0-34-1-34-21 0-60 0-120 0-180zM73 27c0-17-13-27-27-27s-25 13-25 27c0 12 11 25 25 25s27-10 27-25z">
              <text:p/>
            </draw:path>
            <draw:path draw:style-name="gr3" draw:text-style-name="P3" draw:layer="layout" svg:width="0.382cm" svg:height="0.215cm" svg:x="9.657cm" svg:y="17.723cm" svg:viewBox="0 0 383 216" svg:d="M39 49c0 44 0 87 0 131 0 21-5 21-39 21 0 5 0 10 0 15 17 0 42-1 56-1 13 0 38 1 54 1 0-5 0-10 0-15-32 0-37 0-37-21 0-30 0-60 0-91 0-50 35-78 65-78 31 0 37 27 37 55 0 38 0 76 0 114 0 21-6 21-38 21 0 5 0 10 0 15 17 0 42-1 55-1 14 0 39 1 56 1 0-5 0-10 0-15-34 0-40 0-40-21 0-30 0-60 0-91 0-50 35-78 68-78 30 0 36 27 36 55 0 38 0 76 0 114 0 21-6 21-39 21 0 5 0 10 0 15 18 0 42-1 56-1 12 0 37 1 54 1 0-5 0-10 0-15-25 0-38 0-38-14 0-31 0-62 0-94 0-41 0-57-15-75-7-8-24-18-52-18-40 0-63 29-71 49-7-43-43-49-64-49-37 0-60 22-73 52 0-18 0-35 0-52-23 2-47 4-70 6 0 5 0 10 0 15 35 0 39 4 39 28z">
              <text:p/>
            </draw:path>
            <draw:path draw:style-name="gr3" draw:text-style-name="P3" draw:layer="layout" svg:width="0.189cm" svg:height="0.224cm" svg:x="10.064cm" svg:y="17.72cm" svg:viewBox="0 0 190 225" svg:d="M42 96c3-72 43-85 60-85 50 0 56 66 56 85-39 0-77 0-116 0zM41 106c45 0 91 0 137 0 11 0 12 0 12-10 0-49-26-96-88-96-57 0-102 50-102 112 0 65 52 113 108 113 60 0 82-55 82-63 0-6-4-7-7-7-4 0-4 3-5 7-17 50-62 50-66 50-25 0-45-14-56-32-15-24-15-56-15-74z">
              <text:p/>
            </draw:path>
          </draw:g>
        </draw:g>
        <draw:g>
          <svg:title>TexMaths</svg:title>
          <svg:desc>14§display§\mathrm{position}§svg§600§FALSE§</svg:desc>
          <draw:g>
            <draw:path draw:style-name="gr2" draw:text-style-name="P2" draw:layer="layout" svg:width="1.647cm" svg:height="0.37cm" svg:x="6.335cm" svg:y="13.639cm" svg:viewBox="0 0 1648 371" svg:d="M0 0c549 0 1098 0 1648 0 0 124 0 247 0 371-550 0-1099 0-1648 0 0-124 0-247 0-371z">
              <text:p/>
            </draw:path>
            <draw:path draw:style-name="gr3" draw:text-style-name="P3" draw:layer="layout" svg:width="0.241cm" svg:height="0.31cm" svg:x="6.324cm" svg:y="13.724cm" svg:viewBox="0 0 242 311" svg:d="M70 33c0-11 0-22 0-33-23 2-47 4-70 6 0 5 0 10 0 15 35 0 38 3 38 25 0 76 0 151 0 227 0 23-6 23-38 23 0 5 0 10 0 15 17 0 42-2 55-2 14 0 39 2 55 2 0-5 0-10 0-15-33 0-39 0-39-23 0-27 0-54 0-81 0-1 0-3 0-5 3 8 24 35 62 35 57 0 109-48 109-110 0-63-48-112-102-112-39 0-60 22-70 33zM71 160c0-36 0-72 0-108 16-26 39-39 65-39 35 0 65 43 65 99 0 58-35 99-71 99-20 0-38-10-52-30-7-10-7-11-7-21z">
              <text:p/>
            </draw:path>
            <draw:path draw:style-name="gr3" draw:text-style-name="P3" draw:layer="layout" svg:width="0.216cm" svg:height="0.223cm" svg:x="6.611cm" svg:y="13.721cm" svg:viewBox="0 0 217 224" svg:d="M217 114c0-62-49-114-108-114-61 0-109 53-109 114 0 63 50 110 108 110 60 0 109-47 109-110zM109 212c-21 0-43-10-56-32-12-22-12-52-12-70s0-44 11-67c14-22 36-32 56-32 22 0 43 11 56 32 12 21 12 49 12 67s0 45-11 66c-10 22-32 36-56 36z">
              <text:p/>
            </draw:path>
            <draw:path draw:style-name="gr3" draw:text-style-name="P3" draw:layer="layout" svg:width="0.16cm" svg:height="0.223cm" svg:x="6.858cm" svg:y="13.721cm" svg:viewBox="0 0 161 224" svg:d="M85 124c12 3 52 10 52 45 0 25-17 44-56 44-40 0-59-28-68-68-2-7-2-8-6-8-7 0-7 2-7 11 0 22 0 43 0 65 0 9 0 11 6 11 2 0 2 0 12-9 0-2 0-2 10-11 21 20 43 20 53 20 57 0 80-32 80-68 0-25-16-40-21-46-17-15-35-19-56-24-28-5-60-11-60-39 0-18 12-37 54-37 55 0 58 43 58 58 1 4 3 3 5 4 7 0 7-1 7-11 0-16 0-32 0-48 0-9 0-13-5-13-3 0-3 0-10 7-2 1-6 6-9 7-18-14-39-14-46-14-60 0-78 33-78 60 0 18 8 31 21 42 15 12 29 15 64 22z">
              <text:p/>
            </draw:path>
            <draw:path draw:style-name="gr3" draw:text-style-name="P3" draw:layer="layout" svg:width="0.104cm" svg:height="0.325cm" svg:x="7.053cm" svg:y="13.614cm" svg:viewBox="0 0 105 326" svg:d="M70 110c-23 2-46 4-69 6 0 5 0 10 0 15 33 0 37 3 37 27 0 44 0 88 0 132 0 21-6 21-38 21 0 5 0 10 0 15 15 0 42-1 53-1 17 0 35 1 52 1 0-5 0-10 0-15-34 0-35-2-35-21 0-60 0-120 0-180zM71 26c0-16-11-26-25-26-15 0-26 13-26 26s11 26 26 26c14 0 25-10 25-26z">
              <text:p/>
            </draw:path>
            <draw:path draw:style-name="gr3" draw:text-style-name="P3" draw:layer="layout" svg:width="0.153cm" svg:height="0.304cm" svg:x="7.181cm" svg:y="13.64cm" svg:viewBox="0 0 154 305" svg:d="M76 105c23 0 46 0 69 0 0-6 0-11 0-16-23 0-46 0-69 0 0-30 0-59 0-89-5 0-9 0-13 0 0 40-14 92-63 93 0 4 0 8 0 12 14 0 28 0 42 0 0 45 0 90 0 135 0 60 46 65 63 65 35 0 49-35 49-65 0-10 0-19 0-28-4 0-9 0-13 0 0 9 0 18 0 26 0 37-14 55-32 55-33 0-33-45-33-53 0-45 0-90 0-135z">
              <text:p/>
            </draw:path>
            <draw:path draw:style-name="gr3" draw:text-style-name="P3" draw:layer="layout" svg:width="0.104cm" svg:height="0.325cm" svg:x="7.38cm" svg:y="13.614cm" svg:viewBox="0 0 105 326" svg:d="M70 110c-23 2-46 4-69 6 0 5 0 10 0 15 33 0 37 3 37 27 0 44 0 88 0 132 0 21-6 21-38 21 0 5 0 10 0 15 15 0 42-1 53-1 18 0 35 1 52 1 0-5 0-10 0-15-32 0-35-2-35-21 0-60 0-120 0-180zM73 26c0-16-13-26-27-26-15 0-26 13-26 26s11 26 26 26c14 0 27-10 27-26z">
              <text:p/>
            </draw:path>
            <draw:path draw:style-name="gr3" draw:text-style-name="P3" draw:layer="layout" svg:width="0.217cm" svg:height="0.223cm" svg:x="7.513cm" svg:y="13.721cm" svg:viewBox="0 0 218 224" svg:d="M218 114c0-62-49-114-109-114-61 0-109 53-109 114 0 63 52 110 109 110 59 0 109-47 109-110zM109 212c-21 0-42-10-56-32-11-22-11-52-11-70s0-44 11-67c13-22 37-32 56-32 21 0 43 11 56 32s13 49 13 67 0 45-12 66c-11 22-32 36-57 36z">
              <text:p/>
            </draw:path>
            <draw:path draw:style-name="gr3" draw:text-style-name="P3" draw:layer="layout" svg:width="0.247cm" svg:height="0.215cm" svg:x="7.76cm" svg:y="13.724cm" svg:viewBox="0 0 248 216" svg:d="M39 49c0 43 0 87 0 131 0 21-5 21-39 21 0 5 0 10 0 15 18 0 43-1 56-1s38 1 54 1c0-5 0-10 0-15-32 0-37 0-37-21 0-30 0-61 0-91 0-50 35-78 65-78 33 0 37 27 37 55 0 38 0 76 0 114 0 21-4 21-38 21 0 5 0 10 0 15 17 0 42-1 56-1 13 0 38 1 55 1 0-5 0-10 0-15-26 0-38 0-38-14 0-31 0-62 0-94 0-41 0-57-16-75-7-8-23-18-51-18-37 0-59 21-73 52 0-18 0-35 0-52-23 2-47 4-70 6 0 5 0 10 0 15 35 0 39 4 39 28z">
              <text:p/>
            </draw:path>
          </draw:g>
        </draw:g>
        <draw:custom-shape draw:style-name="gr4" draw:text-style-name="P4" draw:layer="layout" svg:width="0.317cm" svg:height="0.317cm" svg:x="8.1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17cm" svg:height="0.317cm" svg:x="11.2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7cm" svg:height="0.317cm" svg:x="4.12cm" svg:y="1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4.12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8.12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11.22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14.743cm" svg:height="5.002cm" draw:transform="rotate (0.324631240870945) translate (11.43cm 12.382cm)" svg:viewBox="0 0 14744 5003" svg:d="M0 0c2508 510 6623 1223 8726 2937 2103 1713 5617 2225 6018 2025">
          <text:p/>
        </draw:path>
        <draw:path draw:style-name="gr8" draw:text-style-name="P1" draw:layer="layout" svg:width="16.15cm" svg:height="4.788cm" draw:transform="skewX (4.81599220811279E-017) rotate (0.324631240870945) translate (11.43cm 12.382cm)" svg:viewBox="0 0 16151 4789" svg:d="M0 0c2508 510 5616 2225 8825 3640 3209 1414 7326 1125 7326 1125">
          <text:p/>
        </draw:path>
        <draw:path draw:style-name="gr8" draw:text-style-name="P1" draw:layer="layout" svg:width="13.456cm" svg:height="4.581cm" draw:transform="skewX (-0.0918043186549017) rotate (0.281521608346685) translate (11.43cm 12.3749602888087cm)" svg:viewBox="0 0 13457 4582" svg:d="M0 0c2475 444 5044 2374 6725 3165 1682 791 6434 1328 6732 1417">
          <text:p/>
        </draw:path>
        <draw:custom-shape draw:style-name="gr9" draw:text-style-name="P5" draw:layer="layout" svg:width="0.318cm" svg:height="0.318cm" svg:x="26.67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8.04cm" svg:y="11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5.83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26.717cm" svg:y="10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1" draw:layer="layout" svg:width="10.643cm" svg:height="4.883cm" draw:transform="rotate (0.324631240870945) translate (1.62421138827032cm 9.04392488209689cm)" svg:viewBox="0 0 10644 4884" svg:d="M0 4862c2508 510 4742-8118 6536-3495 1794 4624 4108 2723 4108 2723">
          <text:p/>
        </draw:path>
        <draw:g>
          <svg:title>TexMaths</svg:title>
          <svg:desc>14§latex§\begin{eqnarray*}
y &amp;=&amp; \mathcal{S} \frac{1}{M}\sum_m f_k(x_{\tau,m}) \\
&amp;\approx&amp;  f_{k+1}(x_0)
\end{eqnarray*}§svg§600§FALSE§</svg:desc>
          <draw:g>
            <draw:path draw:style-name="gr2" draw:text-style-name="P2" draw:layer="layout" svg:width="5.219cm" svg:height="1.91cm" svg:x="16.665cm" svg:y="2.321cm" svg:viewBox="0 0 5220 1911" svg:d="M0 0c1740 0 3480 0 5220 0 0 637 0 1274 0 1911-1740 0-3480 0-5220 0 0-637 0-1274 0-1911z">
              <text:p/>
            </draw:path>
            <draw:path draw:style-name="gr3" draw:text-style-name="P3" draw:layer="layout" svg:width="0.226cm" svg:height="0.317cm" svg:x="16.654cm" svg:y="2.738cm" svg:viewBox="0 0 227 318" svg:d="M225 31c2-7 2-9 2-11 0-10-7-14-14-14-6 0-13 2-17 9-1 3-6 19-7 27-4 14-7 27-10 41-7 29-15 58-22 88-2 7-24 42-56 42-25 0-31-23-31-41 0-22 8-53 25-96 9-20 10-26 10-35 0-23-15-41-39-41-48 0-66 71-66 76s4 3 6 5c5 0 5-1 8-10 14-46 34-60 50-60 3 0 12 0 12 16 0 12-5 25-9 35-19 51-28 79-28 103 0 43 31 57 60 57 20 0 35-8 49-22-5 27-11 50-32 77-12 17-31 31-53 31-7 0-29-2-38-21 9 0 14 0 21-6 6-4 10-11 10-21 0-15-13-17-18-17-11 0-27 9-27 33 0 23 21 42 52 42 50 0 101-45 115-100 16-62 31-125 47-187z">
              <text:p/>
            </draw:path>
            <draw:path draw:style-name="gr3" draw:text-style-name="P3" draw:layer="layout" svg:width="0.327cm" svg:height="0.114cm" svg:x="17.418cm" svg:y="2.776cm" svg:viewBox="0 0 328 115" svg:d="M311 20c7 0 17 0 17-10s-10-10-17-10c-99 0-197 0-296 0-5 0-15 0-15 10s10 10 17 10c98 0 196 0 294 0zM311 115c7 0 17 0 17-10s-10-10-17-10c-98 0-196 0-294 0-7 0-17 0-17 10s10 10 15 10c99 0 197 0 296 0z">
              <text:p/>
            </draw:path>
            <draw:path draw:style-name="gr3" draw:text-style-name="P3" draw:layer="layout" svg:width="0.306cm" svg:height="0.356cm" svg:x="18.273cm" svg:y="2.609cm" svg:viewBox="0 0 307 357" svg:d="M48 239c5-3 23-14 23-21 0-3-2-3-7-3-15 0-64 21-64 70 0 35 41 72 99 72 82 0 174-56 174-122 0-48-49-70-88-87-35-17-58-36-58-64 0-10 5-29 20-43 14-13 42-14 49-14 6 0 27 1 48 9 8 5 21 12 21 33 0 7 0 8-2 14 0 1-1 4-1 5 0 3 3 3 5 3 6 0 19-4 28-13 6-5 12-11 12-30 0-24-13-31-26-37-23-11-46-11-53-11-64 0-143 49-143 105 0 42 42 61 66 71 35 16 80 38 80 80 0 32-24 74-98 74-50 0-91-32-91-66 0-9 3-18 6-25z">
              <text:p/>
            </draw:path>
            <draw:path draw:style-name="gr3" draw:text-style-name="P3" draw:layer="layout" svg:width="0.161cm" svg:height="0.326cm" svg:x="18.845cm" svg:y="2.296cm" svg:viewBox="0 0 162 327" svg:d="M101 13c0-12 0-13-11-13-31 31-75 31-90 31 0 5 0 10 0 15 10 0 39 0 64-12 0 84 0 169 0 254 0 18-1 24-46 24-5 0-10 0-15 0 0 5 0 10 0 15 17-1 60-1 80-1 19 0 63 0 79 1 0-5 0-10 0-15-5 0-10 0-15 0-45 0-46-6-46-24 0-92 0-184 0-275z">
              <text:p/>
            </draw:path>
            <draw:path draw:style-name="gr3" draw:text-style-name="P3" draw:layer="layout" svg:width="0.529cm" svg:height="0.019cm" svg:x="18.658cm" svg:y="2.823cm" svg:viewBox="0 0 530 20" svg:d="M0 0c177 0 354 0 530 0 0 7 0 13 0 20-176 0-353 0-530 0 0-7 0-13 0-20z">
              <text:p/>
            </draw:path>
            <draw:path draw:style-name="gr3" draw:text-style-name="P3" draw:layer="layout" svg:width="0.492cm" svg:height="0.335cm" svg:x="18.679cm" svg:y="2.956cm" svg:viewBox="0 0 493 336" svg:d="M434 39c6-18 6-24 43-24 12 0 16 0 16-9 0-6-6-6-14-6-22 0-43 0-65 0-12 0-12 0-19 10-60 93-120 186-179 280-13-93-26-185-38-277-2-13-3-13-16-13-22 0-44 0-67 0-10 0-15 0-15 10 0 5 4 5 14 5 7 0 15 2 21 2 8 1 11 3 11 8 0 2 0 3-1 9-21 83-42 166-63 250-5 20-13 35-54 36-2 0-8 2-8 10 0 4 3 6 7 6 15 0 32-2 49-2s34 2 50 2c3 0 9 0 9-10 0-6-4-6-9-6-28 0-33-9-33-21 0-2 1-5 3-11 22-89 43-178 65-267 1 0 1 0 2 0 14 101 28 202 42 304 1 5 1 11 7 11 5 0 8-6 11-9 66-103 132-207 199-310-24 93-47 187-70 281-6 20-6 22-45 22-8 0-14 0-14 10 0 6 6 6 7 6 14 0 48-2 62-2 19 0 42 2 61 2 3 0 10 0 10-10 0-6-6-6-14-6-18 0-32 0-32-8 0-1 0-3 3-11 21-87 42-175 64-262z">
              <text:p/>
            </draw:path>
            <draw:path draw:style-name="gr3" draw:text-style-name="P3" draw:layer="layout" svg:width="0.653cm" svg:height="0.686cm" svg:x="19.358cm" svg:y="2.489cm" svg:viewBox="0 0 654 687" svg:d="M595 687c19-52 39-105 59-157-5 0-9 0-13 0-18 52-70 84-127 99-10 3-59 16-153 16-99 0-198 0-297 0 84-98 167-196 251-294 3-4 4-6 4-7s0-3-3-8c-76-104-153-208-229-312 89 0 179 0 269 0 65 0 110 7 116 7 26 4 68 12 107 38 13 7 47 29 62 69 4 0 8 0 13 0-20-46-40-92-59-138-194 0-388 0-582 0-12 0-12 0-13 3 0 1 0 11 0 17 86 118 173 236 259 355-85 99-170 198-255 298-4 5-4 8-4 10 0 4 4 4 13 4 194 0 388 0 582 0z">
              <text:p/>
            </draw:path>
            <draw:path draw:style-name="gr3" draw:text-style-name="P3" draw:layer="layout" svg:width="0.314cm" svg:height="0.154cm" svg:x="19.528cm" svg:y="3.369cm" svg:viewBox="0 0 315 155" svg:d="M133 123c-1 7-6 20-6 21 0 7 7 11 13 11s11-5 13-8c1-4 4-14 7-21 1-7 5-22 7-31 2-7 4-15 5-24 4-14 4-15 11-25 12-17 28-36 55-36 20 0 21 15 21 24 0 21-15 58-21 72-3 10-4 13-4 20 0 18 14 29 32 29 35 0 49-47 49-53 0-4-4-4-6-4-4 0-4 1-5 6-9 27-23 41-37 41-7 0-8-5-8-12s1-13 7-28c4-10 18-46 18-66 0-5 0-19-12-31-6-4-16-8-33-8-30 0-49 20-60 35-3-29-28-35-45-35-29 0-47 17-58 31-3-24-23-31-37-31-15 0-22 10-28 18-7 13-11 32-11 34 0 5 4 5 6 5 4 0 4-1 7-11 5-19 12-36 25-36 10 0 11 7 11 17 0 5-4 18-6 28-2 9-5 23-7 30-3 15-7 30-11 45-1 4-3 13-3 14 0 7 6 11 12 11 5 0 11-5 14-8 2-4 4-14 5-21 2-7 6-22 7-31 3-7 4-15 7-24 3-14 4-16 14-30 10-13 25-31 52-31 20 0 20 17 20 24 0 8 0 12-6 32-5 19-9 38-14 57z">
              <text:p/>
            </draw:path>
            <draw:path draw:style-name="gr3" draw:text-style-name="P3" draw:layer="layout" svg:width="0.244cm" svg:height="0.445cm" svg:x="20.149cm" svg:y="2.609cm" svg:viewBox="0 0 245 446" svg:d="M154 150c14 0 28 0 42 0 10 0 15 0 15-10 0-6-5-6-14-6-13 0-27 0-40 0 3-18 6-37 10-56 2-9 9-44 12-50 4-10 13-17 23-17 2 0 15 0 25 9-23 1-27 19-27 26 0 11 9 17 18 17 13 0 27-11 27-29 0-23-22-34-43-34-17 0-48 8-62 57-3 10-4 16-17 77-11 0-22 0-33 0-10 0-16 0-16 10 0 6 6 6 14 6 11 0 22 0 32 0-12 64-24 129-36 194-8 48-17 92-43 92-2 0-14 0-23-9 23-2 27-19 27-27 0-11-9-17-18-17-13 0-27 11-27 30 0 22 21 33 41 33 28 0 47-28 56-47 15-31 26-90 28-94 9-52 19-104 29-155z">
              <text:p/>
            </draw:path>
            <draw:path draw:style-name="gr3" draw:text-style-name="P3" draw:layer="layout" svg:width="0.168cm" svg:height="0.241cm" svg:x="20.388cm" svg:y="2.791cm" svg:viewBox="0 0 169 242" svg:d="M83 10c0-2 1-4 1-6 0-1-1-4-6-4-7 0-35 1-43 3-3 0-8 0-8 8 0 4 5 4 9 4 16 0 16 3 16 6 0 1 0 4-2 7-15 65-31 130-47 194-3 7-3 7-3 9 0 4 4 11 13 11 8 0 14-7 15-15 1-2 15-62 17-66 25 1 45 10 45 28 0 1 0 3-2 7-1 4-1 7-1 10 0 25 19 36 36 36 34 0 29-35 44-53 0-4-3-3-5-4-5 0-5 1-7 8-4 14-14 39-30 39-10 0-13-8-13-18 0-6 0-7 3-15 0-2 1-7 1-12 0-30-40-35-56-36 10-6 23-17 30-22 16-17 33-32 53-32 4 0 8 0 11 4-14 3-17 14-17 19 0 7 6 13 13 13 10 0 19-9 19-23 0-11-7-23-26-23-20 0-37 14-55 29-14 14-25 25-39 31 11-46 22-92 34-137z">
              <text:p/>
            </draw:path>
            <draw:path draw:style-name="gr3" draw:text-style-name="P3" draw:layer="layout" svg:width="0.112cm" svg:height="0.49cm" svg:x="20.654cm" svg:y="2.587cm" svg:viewBox="0 0 113 491" svg:d="M113 487c0-2 0-3-8-11-62-62-77-156-77-230 0-85 18-172 80-232 5-7 5-7 5-8 0-5-1-6-4-6-5 0-50 34-78 97-25 53-31 107-31 149 0 38 4 98 32 153 30 60 72 92 77 92 3 0 4-1 4-4z">
              <text:p/>
            </draw:path>
            <draw:path draw:style-name="gr3" draw:text-style-name="P3" draw:layer="layout" svg:width="0.244cm" svg:height="0.221cm" svg:x="20.811cm" svg:y="2.738cm" svg:viewBox="0 0 245 222" svg:d="M150 69c3-13 14-58 49-58 1 0 14 0 24 7-14 2-24 14-24 25 0 9 5 19 19 19 10 0 27-10 27-30 0-25-29-32-46-32-28 0-46 27-52 38-13-32-39-38-53-38-51 0-79 64-79 76 0 5 5 5 6 5 4 0 6-1 6-5 16-52 49-65 65-65 10 0 27 4 27 32 0 16-8 49-27 118-7 31-23 52-46 52-3 0-14 0-25-7 13-3 24-13 24-27 0-13-11-17-18-17-16 0-27 13-27 28 0 23 24 32 46 32 32 0 51-33 52-36 6 18 22 36 53 36 51 0 79-63 79-75 0-4-5-4-6-4-6 0-6 1-7 5-17 52-50 65-66 65-18 0-26-17-26-34 0-10 2-21 8-43 6-23 11-45 17-67z">
              <text:p/>
            </draw:path>
            <draw:path draw:style-name="gr3" draw:text-style-name="P3" draw:layer="layout" svg:width="0.184cm" svg:height="0.151cm" svg:x="21.093cm" svg:y="2.881cm" svg:viewBox="0 0 185 152" svg:d="M104 24c21 0 42 0 63 0 4 0 18 0 18-14 0-10-9-10-14-10-37 0-73 0-109 0-10 0-21 1-38 17-11 10-24 28-24 31 0 4 6 4 7 4 3 0 3-2 6-4 16-24 37-24 46-24 10 0 20 0 31 0-12 37-23 73-34 110-3 4-3 6-3 7 0 10 10 11 13 11 12 0 15-12 15-16 8-38 15-75 23-112z">
              <text:p/>
            </draw:path>
            <draw:path draw:style-name="gr3" draw:text-style-name="P3" draw:layer="layout" svg:width="0.042cm" svg:height="0.105cm" svg:x="21.317cm" svg:y="2.99cm" svg:viewBox="0 0 43 106" svg:d="M34 34c0 19-3 40-27 63-1 1-3 2-3 4 0 3 3 5 6 5 4 0 33-28 33-68 0-23-8-38-23-38-12 0-20 8-20 20 0 11 7 19 20 19 8 0 9-4 14-5z">
              <text:p/>
            </draw:path>
            <draw:path draw:style-name="gr3" draw:text-style-name="P3" draw:layer="layout" svg:width="0.315cm" svg:height="0.154cm" svg:x="21.41cm" svg:y="2.878cm" svg:viewBox="0 0 316 155" svg:d="M133 123c-1 7-4 18-4 21 0 7 5 11 11 11 7 0 13-5 14-8s4-14 6-21c1-7 5-22 8-31 1-8 4-15 6-24 4-14 4-15 9-25 12-17 30-36 56-36 20 0 20 15 20 24 0 21-14 58-20 72-4 10-5 13-5 18 0 19 15 31 32 31 35 0 50-47 50-53 0-4-4-4-5-4-4 0-6 1-7 6-7 27-23 41-37 41-7 0-8-5-8-12 0-9 1-13 8-28 5-10 19-48 19-66 0-5 0-21-13-31-7-4-17-8-32-8-31 0-51 20-62 35-3-29-26-35-45-35-28 0-47 17-57 31-3-24-22-31-38-31-14 0-22 10-26 18-7 13-13 32-13 34 0 5 4 3 6 5 5 0 5-1 8-11 4-19 11-36 25-36 9 0 11 7 11 17 0 5-2 18-5 28-3 9-6 23-9 30-3 15-6 30-9 45-2 4-5 13-5 14 0 7 7 11 12 11 7 0 12-5 14-8 1-3 4-14 7-21 1-7 4-22 7-31 1-8 4-15 5-24 4-14 4-16 14-30s27-31 52-31c21 0 21 17 21 24 0 8-1 12-6 32-5 19-10 38-15 57z">
              <text:p/>
            </draw:path>
            <draw:path draw:style-name="gr3" draw:text-style-name="P3" draw:layer="layout" svg:width="0.114cm" svg:height="0.49cm" svg:x="21.795cm" svg:y="2.587cm" svg:viewBox="0 0 115 491" svg:d="M115 246c0-39-6-98-32-154-30-60-72-92-77-92-3 0-6 1-6 6 0 1 0 1 10 11 49 47 77 126 77 229 0 84-18 169-80 232-7 6-7 7-7 9 0 3 3 4 6 4 5 0 49-34 78-95 25-55 31-109 31-150z">
              <text:p/>
            </draw:path>
            <draw:path draw:style-name="gr3" draw:text-style-name="P3" draw:layer="layout" svg:width="0.327cm" svg:height="0.209cm" svg:x="17.418cm" svg:y="3.898cm" svg:viewBox="0 0 328 210" svg:d="M328 14c0-10-5-14-7-14s-7 1-7 13c-2 35-37 54-69 54-28 0-53-15-78-32-27-18-54-35-86-35-45 0-81 35-81 80 0 11 3 14 6 14 5 0 7-9 7-11 2-41 43-56 68-56 30 0 53 15 79 32 26 18 53 36 85 36 46 0 83-35 83-81zM328 130c0-15-6-15-7-15-2 0-7 2-7 12-2 34-37 55-69 55-28 0-53-16-78-32-27-19-54-37-86-37-45 0-81 35-81 81 0 10 3 14 6 14 5 0 7-8 7-11 2-40 43-56 68-56 30 0 53 16 79 32 26 19 53 37 85 37 48 0 83-37 83-80z">
              <text:p/>
            </draw:path>
            <draw:path draw:style-name="gr3" draw:text-style-name="P3" draw:layer="layout" svg:width="0.245cm" svg:height="0.445cm" svg:x="18.29cm" svg:y="3.788cm" svg:viewBox="0 0 246 446" svg:d="M155 150c14 0 28 0 42 0 10 0 14 0 14-10 0-6-4-6-12-6-14 0-27 0-41 0 3-18 7-37 10-56 3-11 10-44 13-51 4-9 12-17 22-17 3 0 15 0 24 10-21 1-27 18-27 26 0 11 10 17 18 17 14 0 28-11 28-29 0-23-22-34-43-34-17 0-48 8-62 57-4 10-5 16-16 77-12 0-23 0-34 0-10 0-15 0-15 10 0 6 4 6 14 6s21 0 32 0c-12 64-24 128-37 193-8 49-16 92-43 92-1 0-14 0-24-8 24-2 28-20 28-27 0-11-10-17-18-17-13 0-28 11-28 30 0 22 22 33 42 33 28 0 48-29 56-47 15-31 27-90 28-94 10-52 20-104 29-155z">
              <text:p/>
            </draw:path>
            <draw:path draw:style-name="gr3" draw:text-style-name="P3" draw:layer="layout" svg:width="0.168cm" svg:height="0.241cm" svg:x="18.531cm" svg:y="3.969cm" svg:viewBox="0 0 169 242" svg:d="M83 11c0-1 1-4 1-5 0-2-1-6-6-6-7 0-35 3-44 4-3 0-7 0-7 7 0 6 4 6 8 6 17 0 17 3 17 5s0 5-2 7c-16 65-32 130-49 195-1 5-1 4-1 7 0 5 4 11 13 11 8 0 12-7 15-14 0-1 15-62 17-67 24 3 43 11 43 28 0 3 0 4 0 7-1 5-1 7-1 11 0 24 19 35 36 35 34 0 29-35 44-52 0-4-5-4-6-4-4 0-4 1-7 7-4 15-13 39-29 39-10 0-13-8-13-17 0-7 0-7 3-15 0-1 1-7 1-11 0-31-42-35-56-37 10-5 23-18 28-22 18-17 35-33 55-33 4 0 8 1 11 5-14 2-18 14-18 18 0 9 7 13 14 13 10 0 19-7 19-21 0-11-8-25-26-25-20 0-37 15-55 30-14 14-25 26-40 31 11-45 23-91 35-137z">
              <text:p/>
            </draw:path>
            <draw:path draw:style-name="gr3" draw:text-style-name="P3" draw:layer="layout" svg:width="0.252cm" svg:height="0.252cm" svg:x="18.747cm" svg:y="3.995cm" svg:viewBox="0 0 253 253" svg:d="M136 134c35 0 70 0 105 0 4 0 12 0 12-8 0-9-7-9-12-9-35 0-70 0-105 0 0-34 0-69 0-104 0-5 0-13-9-13-8 0-8 7-8 13 0 35 0 70 0 104-35 0-71 0-106 0-5 0-13 0-13 9 0 8 8 8 13 8 35 0 71 0 106 0 0 36 0 71 0 107 0 4 0 12 8 12 9 0 9-8 9-12 0-36 0-71 0-107z">
              <text:p/>
            </draw:path>
            <draw:path draw:style-name="gr3" draw:text-style-name="P3" draw:layer="layout" svg:width="0.124cm" svg:height="0.227cm" svg:x="19.063cm" svg:y="3.98cm" svg:viewBox="0 0 125 228" svg:d="M77 10c0-10 0-10-10-10-22 21-53 21-67 21 0 4 0 8 0 13 7 0 31 0 49-10 0 59 0 117 0 176 0 11 0 15-34 15-4 0-9 0-14 0 0 5 0 9 0 13 7 0 49-1 62-1 11 0 55 1 62 1 0-4 0-8 0-13-5 0-9 0-13 0-35 0-35-4-35-15 0-63 0-127 0-190z">
              <text:p/>
            </draw:path>
            <draw:path draw:style-name="gr3" draw:text-style-name="P3" draw:layer="layout" svg:width="0.114cm" svg:height="0.49cm" svg:x="19.294cm" svg:y="3.766cm" svg:viewBox="0 0 115 491" svg:d="M115 485c0-1 0-1-9-9-61-62-77-156-77-231 0-86 19-171 79-232 7-6 7-7 7-9 0-3-3-4-6-4-4 0-49 34-78 95-25 55-31 109-31 150 0 39 6 98 32 154 30 60 73 92 77 92 3 0 6-1 6-6z">
              <text:p/>
            </draw:path>
            <draw:path draw:style-name="gr3" draw:text-style-name="P3" draw:layer="layout" svg:width="0.244cm" svg:height="0.221cm" svg:x="19.451cm" svg:y="3.917cm" svg:viewBox="0 0 245 222" svg:d="M150 69c3-13 15-58 49-58 3 0 14 0 25 6-14 3-24 15-24 26 0 9 6 19 18 19s27-10 27-30c0-25-29-32-45-32-29 0-46 27-52 38-12-32-39-38-53-38-52 0-80 63-80 76 0 5 4 3 6 5 4 0 6-1 7-5 17-52 49-65 66-65 10 0 26 4 26 32 0 16-8 49-26 118-9 31-25 50-46 50-5 0-16 0-26-5 13-3 24-13 24-27s-11-17-18-17c-15 0-28 13-28 28 0 23 25 32 46 32 32 0 51-35 52-37 6 18 24 37 53 37 51 0 79-63 79-75 0-6-5-6-6-6-4 0-6 3-6 6-16 53-50 64-65 64-20 0-28-15-28-32 0-11 4-21 8-43 6-23 11-45 17-67z">
              <text:p/>
            </draw:path>
            <draw:path draw:style-name="gr3" draw:text-style-name="P3" draw:layer="layout" svg:width="0.159cm" svg:height="0.234cm" svg:x="19.736cm" svg:y="3.98cm" svg:viewBox="0 0 160 235" svg:d="M160 117c0-37-5-64-21-88-10-16-33-29-59-29-80 0-80 93-80 117 0 25 0 118 80 118s80-92 80-118zM80 225c-17 0-38-10-45-38-4-19-4-49-4-74s0-50 5-70c7-26 30-33 44-33 18 0 36 11 42 31 5 18 5 43 5 72 0 25 0 52-4 73-7 32-29 39-43 39z">
              <text:p/>
            </draw:path>
            <draw:path draw:style-name="gr3" draw:text-style-name="P3" draw:layer="layout" svg:width="0.114cm" svg:height="0.49cm" svg:x="19.966cm" svg:y="3.766cm" svg:viewBox="0 0 115 491" svg:d="M115 245c0-38-6-97-32-153-30-60-72-92-77-92-3 0-6 1-6 4 0 2 0 3 10 11 49 49 77 128 77 230 0 84-18 170-80 233-7 6-7 6-7 7 0 5 3 6 6 6 5 0 49-34 78-95 25-55 31-109 31-151z">
              <text:p/>
            </draw:path>
          </draw:g>
        </draw:g>
        <draw:path draw:style-name="gr12" draw:text-style-name="P1" draw:layer="layout" svg:width="14.743cm" svg:height="4.979cm" draw:transform="skewX (-1.01466512719272E-016) rotate (0.324631240870945) translate (8.131cm 14.183cm)" svg:viewBox="0 0 14744 4980" svg:d="M0 0c2508 510 5203 855 7306 2569 1302 1108 7037 2593 7438 2393">
          <text:p/>
        </draw:path>
        <draw:path draw:style-name="gr12" draw:text-style-name="P1" draw:layer="layout" svg:width="16.15cm" svg:height="4.764cm" draw:transform="rotate (0.324631240870945) translate (8.131cm 14.183cm)" svg:viewBox="0 0 16151 4765" svg:d="M0 0c2508 510 8127 1731 9129 2738 1001 1007 7022 2027 7022 2027">
          <text:p/>
        </draw:path>
        <draw:path draw:style-name="gr12" draw:text-style-name="P1" draw:layer="layout" svg:width="13.456cm" svg:height="4.581cm" draw:transform="skewX (-0.0918043186549018) rotate (0.281521608346685) translate (8.131cm 14.176cm)" svg:viewBox="0 0 13457 4582" svg:d="M0 0c2475 444 5286 2077 6968 2868 1681 791 6191 1626 6489 1714">
          <text:p/>
        </draw:path>
        <draw:custom-shape draw:style-name="gr13" draw:text-style-name="P4" draw:layer="layout" svg:width="0.318cm" svg:height="0.318cm" svg:x="23.37cm" svg:y="1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4.74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2.53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9.47cm" svg:y="16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20.84cm" svg:y="15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8.634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" draw:layer="layout" svg:width="14.743cm" svg:height="4.975cm" draw:transform="skewX (5.07731095850551E-017) rotate (0.324631240870945) translate (4.232cm 16.284cm)" svg:viewBox="0 0 14744 4976" svg:d="M0 0c2508 510 6049 1604 7453 2411 1403 808 6890 2751 7291 2551">
          <text:p/>
        </draw:path>
        <draw:path draw:style-name="gr15" draw:text-style-name="P1" draw:layer="layout" svg:width="16.15cm" svg:height="4.764cm" draw:transform="rotate (0.324631240870945) translate (4.232cm 16.284cm)" svg:viewBox="0 0 16151 4765" svg:d="M0 0c2508 510 8127 1731 9129 2738 1001 1007 7022 2027 7022 2027">
          <text:p/>
        </draw:path>
        <draw:path draw:style-name="gr15" draw:text-style-name="P1" draw:layer="layout" svg:width="13.456cm" svg:height="4.581cm" draw:transform="skewX (-0.0918043186549017) rotate (0.281521608346685) translate (4.232cm 16.277cm)" svg:viewBox="0 0 13457 4582" svg:d="M0 0c2475 444 5457 1869 6826 2616 1368 747 6333 1878 6631 1966">
          <text:p/>
        </draw:path>
        <draw:path draw:style-name="gr16" draw:text-style-name="P1" draw:layer="layout" svg:width="10.643cm" svg:height="5.836cm" draw:transform="skewX (5.99577708503536E-017) rotate (0.324631240870945) translate (17.4349998807586cm 8.48169426395151cm)" svg:viewBox="0 0 10644 5837" svg:d="M0 5455c2508 510 5833-9761 7019-3332 1187 6429 3625 2560 3625 2560">
          <text:p/>
        </draw:path>
        <draw:custom-shape draw:style-name="gr10" draw:text-style-name="P7" draw:layer="layout" svg:width="0.318cm" svg:height="0.318cm" svg:x="24.117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19.717cm" svg:y="1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mathrm{fitted \ line}§svg§600§FALSE§</svg:desc>
          <draw:g>
            <draw:path draw:style-name="gr2" draw:text-style-name="P2" draw:layer="layout" svg:width="2.009cm" svg:height="0.299cm" svg:x="22.137cm" svg:y="6.139cm" svg:viewBox="0 0 2010 300" svg:d="M0 0c670 0 1340 0 2010 0 0 100 0 200 0 300-670 0-1340 0-2010 0 0-100 0-200 0-300z">
              <text:p/>
            </draw:path>
            <draw:path draw:style-name="gr3" draw:text-style-name="P3" draw:layer="layout" svg:width="0.245cm" svg:height="0.343cm" svg:x="22.124cm" svg:y="6.114cm" svg:viewBox="0 0 246 344" svg:d="M150 149c22 0 26 6 26 27 0 44 0 88 0 132 0 21-5 21-39 21 0 5 0 10 0 15 17 0 42-1 55-1 12 0 36 1 54 1 0-5 0-10 0-15-32 0-38 0-38-21 0-60 0-120 0-180-21 2-42 3-63 4-7 0-7 2-8 2s-1 0-8 0c-20 0-39 0-59 0 0-19 0-37 0-56 0-47 43-67 73-67 15 0 33 4 43 15-21 2-24 16-24 23 0 17 13 24 23 24 11 0 22-9 22-24 0-28-27-49-63-49-46 0-105 25-105 78 0 19 0 37 0 56-13 0-26 0-39 0 0 5 0 10 0 15 13 0 26 0 39 0 0 53 0 106 0 159 0 21-5 21-38 21 0 5 0 10 0 15 16 0 42-1 55-1s36 1 55 1c0-5 0-10 0-15-34 0-40 0-40-21 0-53 0-106 0-159 26 0 53 0 79 0z">
              <text:p/>
            </draw:path>
            <draw:path draw:style-name="gr3" draw:text-style-name="P3" draw:layer="layout" svg:width="0.153cm" svg:height="0.304cm" svg:x="22.394cm" svg:y="6.159cm" svg:viewBox="0 0 154 305" svg:d="M76 105c23 0 46 0 69 0 0-6 0-11 0-16-23 0-46 0-69 0 0-30 0-59 0-89-5 0-9 0-13 0 0 39-15 92-63 93 0 4 0 8 0 12 14 0 28 0 42 0 0 45 0 90 0 135 0 60 45 65 63 65 35 0 49-34 49-65 0-9 0-19 0-28-4 0-9 0-13 0 0 9 0 18 0 26 0 37-15 55-33 55-32 0-32-45-32-53 0-45 0-90 0-135z">
              <text:p/>
            </draw:path>
            <draw:path draw:style-name="gr3" draw:text-style-name="P3" draw:layer="layout" svg:width="0.153cm" svg:height="0.304cm" svg:x="22.584cm" svg:y="6.159cm" svg:viewBox="0 0 154 305" svg:d="M77 105c23 0 47 0 70 0 0-6 0-11 0-16-23 0-47 0-70 0 0-30 0-59 0-89-4 0-8 0-13 0-1 39-15 92-64 93 0 4 0 8 0 12 14 0 28 0 42 0 0 45 0 90 0 135 0 60 46 65 64 65 35 0 48-34 48-65 0-9 0-19 0-28-4 0-8 0-11 0 0 9 0 18 0 26 0 37-16 55-34 55-32 0-32-45-32-53 0-45 0-90 0-135z">
              <text:p/>
            </draw:path>
            <draw:path draw:style-name="gr3" draw:text-style-name="P3" draw:layer="layout" svg:width="0.189cm" svg:height="0.224cm" svg:x="22.78cm" svg:y="6.239cm" svg:viewBox="0 0 190 225" svg:d="M42 96c3-72 43-85 60-85 52 0 56 66 56 85-39 0-77 0-116 0zM41 106c45 0 91 0 137 0 11 0 12 0 12-10 0-49-26-96-88-96-56 0-102 50-102 112 0 65 52 113 109 113 59 0 81-55 81-65 0-4-4-5-5-5-6 0-6 3-7 7-17 50-62 50-66 50-25 0-45-14-56-32-15-24-15-56-15-74z">
              <text:p/>
            </draw:path>
            <draw:path draw:style-name="gr3" draw:text-style-name="P3" draw:layer="layout" svg:width="0.241cm" svg:height="0.343cm" svg:x="23.003cm" svg:y="6.12cm" svg:viewBox="0 0 242 344" svg:d="M169 312c0 11 0 22 0 32 25-1 49-3 73-5 0-5 0-10 0-15-35 0-39-3-39-27 0-99 0-198 0-297-23 2-47 4-70 6 0 5 0 10 0 15 33 0 38 3 38 26 0 36 0 71 0 106-14-18-35-30-62-30-59 0-109 49-109 111s48 110 104 110c30 0 53-16 65-32zM169 181c0 34 0 67 0 101 0 8 0 9-5 18-14 24-37 33-58 33-22 0-40-12-51-30-13-21-14-49-14-69 0-18 0-47 15-69 10-16 28-31 55-31 18 0 37 7 53 29 5 9 5 10 5 18z">
              <text:p/>
            </draw:path>
            <draw:path draw:style-name="gr3" draw:text-style-name="P3" draw:layer="layout" svg:width="0.108cm" svg:height="0.338cm" svg:x="23.438cm" svg:y="6.12cm" svg:viewBox="0 0 109 339" svg:d="M71 0c-23 2-47 4-71 6 0 5 0 10 0 15 35 0 39 3 39 26 0 85 0 171 0 256 0 21-5 21-39 21 0 5 0 10 0 15 17 0 43-2 55-2 11 0 36 2 54 2 0-5 0-10 0-15-32 0-38 0-38-21 0-101 0-202 0-303z">
              <text:p/>
            </draw:path>
            <draw:path draw:style-name="gr3" draw:text-style-name="P3" draw:layer="layout" svg:width="0.104cm" svg:height="0.325cm" svg:x="23.575cm" svg:y="6.132cm" svg:viewBox="0 0 105 326" svg:d="M71 110c-23 2-46 4-70 6 0 5 0 10 0 15 33 0 37 3 37 27 0 44 0 88 0 132 0 21-4 21-38 21 0 5 0 10 0 15 15 0 42-1 55-1 16 0 33 1 50 1 0-5 0-10 0-15-32 0-34-1-34-21 0-60 0-120 0-180zM73 25c0-15-13-25-27-25s-25 13-25 25c0 14 11 27 25 27s27-12 27-27z">
              <text:p/>
            </draw:path>
            <draw:path draw:style-name="gr3" draw:text-style-name="P3" draw:layer="layout" svg:width="0.247cm" svg:height="0.215cm" svg:x="23.71cm" svg:y="6.242cm" svg:viewBox="0 0 248 216" svg:d="M39 49c0 43 0 87 0 131 0 21-5 21-39 21 0 5 0 10 0 15 18 0 42-1 56-1 13 0 38 1 55 1 0-5 0-10 0-15-33 0-38 0-38-21 0-30 0-61 0-91 0-50 35-78 65-78 31 0 37 27 37 55 0 38 0 76 0 114 0 21-6 21-38 21 0 5 0 10 0 15 17 0 42-1 56-1 13 0 38 1 55 1 0-5 0-10 0-15-26 0-38 0-38-14 0-31 0-62 0-94 0-41 0-57-16-75-7-8-23-18-51-18-37 0-59 21-73 52 0-18 0-35 0-52-23 2-47 4-70 6 0 5 0 10 0 15 35 0 39 3 39 28z">
              <text:p/>
            </draw:path>
            <draw:path draw:style-name="gr3" draw:text-style-name="P3" draw:layer="layout" svg:width="0.189cm" svg:height="0.224cm" svg:x="23.982cm" svg:y="6.239cm" svg:viewBox="0 0 190 225" svg:d="M42 96c3-72 43-85 60-85 50 0 56 66 56 85-39 0-77 0-116 0zM41 106c45 0 91 0 137 0 11 0 12 0 12-10 0-49-26-96-88-96-57 0-102 50-102 112 0 65 52 113 108 113 60 0 82-55 82-65 0-4-4-5-7-5-4 0-4 3-5 7-17 50-62 50-67 50-24 0-44-14-55-32-15-24-15-56-15-74z">
              <text:p/>
            </draw:path>
          </draw:g>
        </draw:g>
        <draw:g>
          <svg:title>TexMaths</svg:title>
          <svg:desc>14§display§\mathrm{exact \ function}§svg§600§FALSE§</svg:desc>
          <draw:g>
            <draw:path draw:style-name="gr2" draw:text-style-name="P2" draw:layer="layout" svg:width="2.998cm" svg:height="0.299cm" svg:x="5.336cm" svg:y="6.741cm" svg:viewBox="0 0 2999 300" svg:d="M0 0c1000 0 1999 0 2999 0 0 100 0 200 0 300-1000 0-1999 0-2999 0 0-100 0-200 0-300z">
              <text:p/>
            </draw:path>
            <draw:path draw:style-name="gr3" draw:text-style-name="P3" draw:layer="layout" svg:width="0.189cm" svg:height="0.224cm" svg:x="5.325cm" svg:y="6.841cm" svg:viewBox="0 0 190 225" svg:d="M41 96c2-72 44-85 61-85 51 0 56 66 56 85-39 0-78 0-117 0zM41 106c45 0 91 0 137 0 11 0 12 0 12-10 0-49-26-96-88-96-57 0-102 50-102 112 0 65 52 113 108 113 60 0 82-55 82-65 0-4-4-5-7-5-4 0-5 3-5 7-18 50-62 50-67 50-24 0-44-14-55-32-15-24-15-56-15-74z">
              <text:p/>
            </draw:path>
            <draw:path draw:style-name="gr3" draw:text-style-name="P3" draw:layer="layout" svg:width="0.247cm" svg:height="0.21cm" svg:x="5.535cm" svg:y="6.85cm" svg:viewBox="0 0 248 211" svg:d="M136 96c15-19 33-43 45-56 15-16 36-25 58-25 0-5 0-10 0-15-12 1-28 1-40 1-14 0-41-1-46-1 0 5 0 10 0 15 9 2 14 8 14 16 0 7-6 14-7 16-11 13-21 26-31 38-13-16-26-32-39-49-5-5-5-5-5-8 0-8 7-13 17-13 0-5 0-10 0-15-12 0-45 1-52 1-11 0-33 0-47-1 0 5 0 10 0 15 35 0 35 0 59 30 15 21 31 42 47 64-15 19-31 38-46 57-24 29-52 29-63 29 0 5 0 10 0 16 14-2 28-2 42-2s34 2 46 2c0-6 0-11 0-16-11-1-14-7-14-15 0-10 14-27 44-61 12 16 25 32 37 48 5 6 10 13 10 17s-4 11-17 11c0 5 0 10 0 16 14 0 42-2 53-2 13 0 33 0 47 2 0-6 0-11 0-16-27 0-35 0-47-15-21-28-43-56-65-84z">
              <text:p/>
            </draw:path>
            <draw:path draw:style-name="gr3" draw:text-style-name="P3" draw:layer="layout" svg:width="0.221cm" svg:height="0.224cm" svg:x="5.809cm" svg:y="6.841cm" svg:viewBox="0 0 222 225" svg:d="M144 183c2 19 14 39 38 39 10 0 40-7 40-46 0-10 0-19 0-28-4 0-8 0-12 0 0 9 0 18 0 28 0 28-13 30-18 30-16 0-18-21-18-23 0-33 0-65 0-98 0-21 0-40-17-59-20-18-45-26-67-26-41 0-75 24-75 56 0 14 10 22 23 22 14 0 22-10 22-22 0-6-3-23-25-23 13-16 38-22 53-22 24 0 52 18 52 63 0 6 0 12 0 18-25 1-59 3-91 17-36 17-49 42-49 64 0 39 48 52 80 52s54-20 64-42zM140 102c0 16 0 32 0 49 0 46-35 62-57 62-24 0-45-16-45-41 0-27 21-67 102-70z">
              <text:p/>
            </draw:path>
            <draw:path draw:style-name="gr3" draw:text-style-name="P3" draw:layer="layout" svg:width="0.187cm" svg:height="0.224cm" svg:x="6.051cm" svg:y="6.841cm" svg:viewBox="0 0 188 225" svg:d="M41 113c0-80 40-100 67-100 4 0 35 0 52 18-20 1-23 15-23 22 0 13 9 22 23 22 12 0 22-8 22-22 0-33-36-53-76-53-60 0-106 53-106 113 0 63 49 112 106 112 66 0 82-60 82-65s-5-4-6-4c-6 0-6 2-7 4-14 46-46 52-64 52-27 0-70-21-70-99z">
              <text:p/>
            </draw:path>
            <draw:path draw:style-name="gr3" draw:text-style-name="P3" draw:layer="layout" svg:width="0.153cm" svg:height="0.304cm" svg:x="6.263cm" svg:y="6.761cm" svg:viewBox="0 0 154 305" svg:d="M76 105c23 0 46 0 70 0 0-6 0-11 0-16-24 0-47 0-70 0 0-30 0-59 0-89-5 0-9 0-13 0 0 39-14 92-63 93 0 4 0 8 0 12 14 0 28 0 42 0 0 45 0 90 0 135 0 60 46 65 63 65 35 0 49-34 49-65 0-9 0-19 0-28-4 0-8 0-13 0 0 9 0 18 0 26 0 37-14 55-32 55-33 0-33-45-33-53 0-45 0-90 0-135z">
              <text:p/>
            </draw:path>
            <draw:path draw:style-name="gr3" draw:text-style-name="P3" draw:layer="layout" svg:width="0.159cm" svg:height="0.343cm" svg:x="6.625cm" svg:y="6.716cm" svg:viewBox="0 0 160 344" svg:d="M70 134c0-19 0-38 0-57 0-42 24-66 45-66 1 0 8 0 17 3-7 3-16 8-16 21 0 11 9 21 21 21 14 0 23-10 23-21 0-18-19-35-45-35-35 0-76 26-76 78 0 19 0 37 0 56-13 0-26 0-39 0 0 5 0 10 0 15 13 0 26 0 39 0 0 53 0 106 0 159 0 21-5 21-39 21 0 5 0 10 0 15 20 0 42-1 56-1 20 0 43 0 63 1 0-5 0-10 0-15-4 0-8 0-11 0-37 0-37-5-37-22 0-53 0-105 0-158 19 0 38 0 56 0 0-5 0-10 0-15-19 0-38 0-57 0z">
              <text:p/>
            </draw:path>
            <draw:path draw:style-name="gr3" draw:text-style-name="P3" draw:layer="layout" svg:width="0.247cm" svg:height="0.221cm" svg:x="6.775cm" svg:y="6.844cm" svg:viewBox="0 0 248 222" svg:d="M176 177c0 15 0 30 0 45 24-2 48-4 72-6 0-5 0-10 0-15-35 0-40-3-40-27 0-58 0-116 0-174-24 2-48 4-72 6 0 5 0 10 0 15 35 0 39 3 39 28 0 29 0 57 0 86 0 42-24 76-60 76-41 0-44-23-44-48 0-54 0-109 0-163-23 2-47 4-71 6 0 5 0 10 0 15 38 0 38 1 38 45 0 24 0 49 0 73 0 38 0 83 75 83 27 0 49-14 63-45z">
              <text:p/>
            </draw:path>
            <draw:path draw:style-name="gr3" draw:text-style-name="P3" draw:layer="layout" svg:width="0.247cm" svg:height="0.215cm" svg:x="7.047cm" svg:y="6.844cm" svg:viewBox="0 0 248 216" svg:d="M38 49c0 43 0 87 0 131 0 21-4 21-38 21 0 5 0 10 0 15 17 0 42-1 56-1 13 0 38 1 55 1 0-5 0-10 0-15-33 0-38 0-38-21 0-30 0-61 0-91 0-50 35-78 66-78 30 0 36 27 36 55 0 38 0 76 0 114 0 21-6 21-38 21 0 5 0 10 0 15 17 0 42-1 55-1 14 0 39 1 56 1 0-5 0-10 0-15-27 0-38 0-40-14 0-31 0-62 0-94 0-41 0-57-15-75-5-8-22-18-50-18-37 0-60 21-73 52 0-18 0-35 0-52-23 2-47 4-70 6 0 5 0 10 0 15 35 0 38 3 38 28z">
              <text:p/>
            </draw:path>
            <draw:path draw:style-name="gr3" draw:text-style-name="P3" draw:layer="layout" svg:width="0.187cm" svg:height="0.224cm" svg:x="7.322cm" svg:y="6.841cm" svg:viewBox="0 0 188 225" svg:d="M41 113c0-80 40-100 65-100 6 0 37 0 54 18-20 1-23 15-23 22 0 13 9 22 23 22 12 0 22-8 22-22 0-33-38-53-76-53-61 0-106 53-106 113 0 63 49 112 105 112 67 0 83-60 83-65s-6-4-7-4c-5 0-6 2-6 4-15 46-46 52-64 52-27 0-70-21-70-99z">
              <text:p/>
            </draw:path>
            <draw:path draw:style-name="gr3" draw:text-style-name="P3" draw:layer="layout" svg:width="0.153cm" svg:height="0.304cm" svg:x="7.533cm" svg:y="6.761cm" svg:viewBox="0 0 154 305" svg:d="M76 105c23 0 46 0 70 0 0-6 0-11 0-16-24 0-47 0-70 0 0-30 0-59 0-89-5 0-9 0-13 0 0 39-15 92-63 93 0 4 0 8 0 12 14 0 28 0 42 0 0 45 0 90 0 135 0 60 45 65 63 65 35 0 49-34 49-65 0-9 0-19 0-28-4 0-8 0-13 0 0 9 0 18 0 26 0 37-15 55-33 55-32 0-32-45-32-53 0-45 0-90 0-135z">
              <text:p/>
            </draw:path>
            <draw:path draw:style-name="gr3" draw:text-style-name="P3" draw:layer="layout" svg:width="0.105cm" svg:height="0.325cm" svg:x="7.73cm" svg:y="6.734cm" svg:viewBox="0 0 106 326" svg:d="M71 110c-22 2-45 4-68 6 0 5 0 10 0 15 32 0 36 3 36 27 0 44 0 88 0 132 0 21-5 21-39 21 0 5 0 10 0 15 17 0 43-1 55-1 16 0 35 1 51 1 0-5 0-10 0-15-33 0-35-1-35-21 0-60 0-120 0-180zM73 25c0-15-11-25-25-25-16 0-27 13-27 25 0 14 11 27 27 27 14 0 25-12 25-27z">
              <text:p/>
            </draw:path>
            <draw:path draw:style-name="gr3" draw:text-style-name="P3" draw:layer="layout" svg:width="0.217cm" svg:height="0.224cm" svg:x="7.865cm" svg:y="6.841cm" svg:viewBox="0 0 218 225" svg:d="M218 114c0-62-49-114-109-114-61 0-109 53-109 114 0 63 52 111 109 111 59 0 109-48 109-111zM109 212c-21 0-42-10-56-32-12-22-12-52-12-70s0-44 12-67c13-22 37-32 56-32 21 0 43 11 56 32s13 49 13 67 0 45-11 66c-12 22-33 36-58 36z">
              <text:p/>
            </draw:path>
            <draw:path draw:style-name="gr3" draw:text-style-name="P3" draw:layer="layout" svg:width="0.247cm" svg:height="0.215cm" svg:x="8.112cm" svg:y="6.844cm" svg:viewBox="0 0 248 216" svg:d="M39 49c0 43 0 87 0 131 0 21-5 21-39 21 0 5 0 10 0 15 18 0 42-1 56-1 13 0 38 1 55 1 0-5 0-10 0-15-33 0-38 0-38-21 0-30 0-61 0-91 0-50 35-78 66-78 30 0 36 27 36 55 0 38 0 76 0 114 0 21-6 21-38 21 0 5 0 10 0 15 17 0 42-1 56-1 13 0 38 1 55 1 0-5 0-10 0-15-26 0-38 0-38-14 0-31 0-62 0-94 0-41 0-57-16-75-6-8-23-18-51-18-37 0-59 21-73 52 0-18 0-35 0-52-23 2-47 4-70 6 0 5 0 10 0 15 35 0 39 3 39 2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10:47:02.619201857</dc:date>
    <meta:editing-duration>PT36M30S</meta:editing-duration>
    <meta:editing-cycles>6</meta:editing-cycles>
    <meta:generator>LibreOffice/7.4.7.2$Linux_X86_64 LibreOffice_project/40$Build-2</meta:generator>
    <meta:document-statistic meta:object-count="141"/>
  </office:meta>
</office:document-meta>
</file>